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940b0"/>
    </style:style>
    <style:style style:name="T2" style:family="text">
      <style:text-properties officeooo:rsid="000b19e5"/>
    </style:style>
    <style:style style:name="T3" style:family="text">
      <style:text-properties officeooo:rsid="000c9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<text:span text:style-name="T2">kth smallest element in </text:span><text:span text:style-name="T3">row column wise sorted matrix</text:span></text:p>
      <text:p text:style-name="Standard">#include &lt;iostream&gt;</text:p>
      <text:p text:style-name="Standard">#include&lt;algorithm&gt;</text:p>
      <text:p text:style-name="Standard">using namespace std;</text:p>
      <text:p text:style-name="Standard">int kthSmallest(int arr[100][100],int row,int col,int k){</text:p>
      <text:p text:style-name="Standard"><text:s text:c="2"/>int a[row*col];</text:p>
      <text:p text:style-name="Standard"><text:s text:c="2"/>int v = 0;</text:p>
      <text:p text:style-name="Standard"><text:s text:c="2"/>for(int i = 0; i &lt; row; i++){</text:p>
      <text:p text:style-name="Standard"><text:s text:c="4"/>for(int j = 0; j &lt; col; j++){</text:p>
      <text:p text:style-name="Standard"><text:s text:c="6"/>a[v] = arr[i][j];</text:p>
      <text:p text:style-name="Standard"><text:s text:c="6"/>v++;</text:p>
      <text:p text:style-name="Standard"><text:s text:c="4"/>}</text:p>
      <text:p text:style-name="Standard"><text:s text:c="2"/>}</text:p>
      <text:p text:style-name="Standard"><text:s text:c="2"/>sort(a, a + (row*col));</text:p>
      <text:p text:style-name="Standard"><text:s text:c="2"/>int result = a[k - 1];</text:p>
      <text:p text:style-name="Standard"><text:s text:c="2"/>return result;</text:p>
      <text:p text:style-name="Standard">}</text:p>
      <text:p text:style-name="Standard">int main(){</text:p>
      <text:p text:style-name="Standard"><text:s text:c="2"/>int row,col;</text:p>
      <text:p text:style-name="Standard"><text:s text:c="2"/>cout&lt;&lt;"Enter the value of row and col ";</text:p>
      <text:p text:style-name="Standard"><text:s text:c="2"/>cin&gt;&gt;row&gt;&gt;col;</text:p>
      <text:p text:style-name="Standard"><text:s text:c="2"/>int arr[100][100];</text:p>
      <text:p text:style-name="Standard"><text:s text:c="2"/>cout&lt;&lt;"Enter the values of matrix ";</text:p>
      <text:p text:style-name="Standard"><text:s text:c="2"/>for(int i=0;i&lt;row;i++){</text:p>
      <text:p text:style-name="Standard"><text:s text:c="6"/>for(int j=0;j&lt;col;j++){</text:p>
      <text:p text:style-name="Standard"><text:s text:c="10"/>cin&gt;&gt;arr[i][j];</text:p>
      <text:p text:style-name="Standard"><text:s text:c="6"/>}</text:p>
      <text:p text:style-name="Standard"><text:s text:c="2"/>}</text:p>
      <text:p text:style-name="Standard"><text:s text:c="2"/>int k;</text:p>
      <text:p text:style-name="Standard"><text:s text:c="2"/>cout&lt;&lt;"Enter the kthSmallest value to search ";</text:p>
      <text:p text:style-name="Standard"><text:s text:c="2"/>cin&gt;&gt;k;</text:p>
      <text:p text:style-name="Standard"><text:s text:c="2"/>int res = kthSmallest(arr,row,col, k);</text:p>
      <text:p text:style-name="Standard"><text:s text:c="2"/>cout&lt;&lt;res;</text:p>
      <text:p text:style-name="Standard"><text:s text:c="4"/>return 0;</text:p>
      <text:p text:style-name="Standard">}</text:p>
      <text:p text:style-name="Standard"/>
      <text:p text:style-name="Standard"/>
      <text:p text:style-name="Standard">// ??for sorted matrix</text:p>
      <text:p text:style-name="Standard">// #include &lt;iostream&gt;</text:p>
      <text:p text:style-name="Standard">// #include&lt;algorithm&gt;</text:p>
      <text:p text:style-name="Standard">// using namespace std;</text:p>
      <text:p text:style-name="Standard">// int main(){</text:p>
      <text:p text:style-name="Standard">// <text:s text:c="2"/>int row,col;</text:p>
      <text:p text:style-name="Standard">// <text:s text:c="2"/>cout&lt;&lt;"Enter the value of row and col ";</text:p>
      <text:p text:style-name="Standard">// <text:s text:c="2"/>cin&gt;&gt;row&gt;&gt;col;</text:p>
      <text:p text:style-name="Standard">// <text:s text:c="2"/>int arr[100][100];</text:p>
      <text:p text:style-name="Standard">// <text:s text:c="2"/>cout&lt;&lt;"Enter the values of matrix ";</text:p>
      <text:p text:style-name="Standard">// <text:s text:c="2"/>for(int i=0;i&lt;row;i++){</text:p>
      <text:p text:style-name="Standard">// <text:s text:c="6"/>for(int j=0;j&lt;col;j++){</text:p>
      <text:p text:style-name="Standard">// <text:s text:c="10"/>cin&gt;&gt;arr[i][j];</text:p>
      <text:p text:style-name="Standard">// <text:s text:c="6"/>}</text:p>
      <text:p text:style-name="Standard">// <text:s text:c="2"/>}</text:p>
      <text:p text:style-name="Standard"><text:soft-page-break/>// <text:s text:c="2"/>int k,count;</text:p>
      <text:p text:style-name="Standard">// <text:s text:c="2"/>cout&lt;&lt;"Enter the kthSmallest value to search ";</text:p>
      <text:p text:style-name="Standard">// <text:s text:c="2"/>cin&gt;&gt;k;</text:p>
      <text:p text:style-name="Standard">// for(int i=0;i&lt;row;i++){</text:p>
      <text:p text:style-name="Standard">// <text:s text:c="6"/>for(int j=0;j&lt;col;j++){</text:p>
      <text:p text:style-name="Standard">// <text:s text:c="10"/>if(count==k-1){</text:p>
      <text:p text:style-name="Standard">// <text:s text:c="14"/>cout&lt;&lt;arr[i][j];</text:p>
      <text:p text:style-name="Standard">// <text:s text:c="10"/>}</text:p>
      <text:p text:style-name="Standard">// <text:s text:c="6"/>count++;</text:p>
      <text:p text:style-name="Standard">// <text:s text:c="6"/>}</text:p>
      <text:p text:style-name="Standard">// }</text:p>
      <text:p text:style-name="Standard">// 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3:48:21.046385454</meta:creation-date>
    <dc:date>2022-07-04T14:00:16.726995281</dc:date>
    <meta:editing-duration>PT1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194" meta:character-count="1333" meta:non-whitespace-character-count="1023"/>
  </office:meta>
</office:document-meta>
</file>